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75pt" fo:font-weight="bold" officeooo:paragraph-rsid="001acc07" style:font-weight-asian="bold" style:font-weight-complex="bold"/>
    </style:style>
    <style:style style:name="P2" style:family="paragraph" style:parent-style-name="Standard">
      <style:text-properties style:font-name="sans-serif" fo:font-size="12.75pt" fo:font-weight="bold" officeooo:rsid="001ee70a" officeooo:paragraph-rsid="001ee70a" style:font-weight-asian="bold" style:font-weight-complex="bold"/>
    </style:style>
    <style:style style:name="P3" style:family="paragraph" style:parent-style-name="Standard">
      <style:text-properties style:font-name="sans-serif" fo:font-size="12.75pt" fo:font-weight="bold" officeooo:rsid="0022fb13" officeooo:paragraph-rsid="0022fb13" style:font-weight-asian="bold" style:font-weight-complex="bold"/>
    </style:style>
    <style:style style:name="P4" style:family="paragraph" style:parent-style-name="Standard">
      <style:text-properties style:font-name="sans-serif" fo:font-size="12.75pt" fo:font-weight="bold" officeooo:rsid="002397e2" officeooo:paragraph-rsid="002397e2" style:font-weight-asian="bold" style:font-weight-complex="bold"/>
    </style:style>
    <style:style style:name="P5" style:family="paragraph" style:parent-style-name="Standard">
      <style:text-properties style:font-name="sans-serif" fo:font-size="12.75pt" officeooo:rsid="000af449" officeooo:paragraph-rsid="001acc07"/>
    </style:style>
    <style:style style:name="P6" style:family="paragraph" style:parent-style-name="Standard">
      <style:text-properties style:font-name="sans-serif" fo:font-size="12.75pt" fo:font-weight="normal" officeooo:rsid="001ee70a" officeooo:paragraph-rsid="001ee70a" style:font-weight-asian="normal" style:font-weight-complex="normal"/>
    </style:style>
    <style:style style:name="P7" style:family="paragraph" style:parent-style-name="Standard">
      <style:text-properties style:font-name="sans-serif" fo:font-size="12.75pt" fo:font-weight="normal" officeooo:rsid="0022d367" officeooo:paragraph-rsid="0022d367" style:font-weight-asian="normal" style:font-weight-complex="normal"/>
    </style:style>
    <style:style style:name="P8" style:family="paragraph" style:parent-style-name="Standard">
      <style:text-properties style:font-name="sans-serif" fo:font-size="12.75pt" fo:font-weight="normal" officeooo:rsid="0022d367" officeooo:paragraph-rsid="002397e2" style:font-weight-asian="normal" style:font-weight-complex="normal"/>
    </style:style>
    <style:style style:name="P9" style:family="paragraph" style:parent-style-name="Standard">
      <style:text-properties style:font-name="sans-serif" fo:font-size="12.75pt" fo:font-weight="normal" officeooo:rsid="0022f889" officeooo:paragraph-rsid="0022f889" style:font-weight-asian="normal" style:font-weight-complex="normal"/>
    </style:style>
    <style:style style:name="P10" style:family="paragraph" style:parent-style-name="Standard">
      <style:text-properties style:font-name="sans-serif" fo:font-size="12.75pt" fo:font-weight="normal" officeooo:rsid="0022f889" officeooo:paragraph-rsid="0022fb13" style:font-weight-asian="normal" style:font-weight-complex="normal"/>
    </style:style>
    <style:style style:name="P11" style:family="paragraph" style:parent-style-name="Standard">
      <style:text-properties style:font-name="sans-serif" fo:font-size="12.75pt" fo:font-weight="normal" officeooo:rsid="0022fb13" officeooo:paragraph-rsid="0022fb13" style:font-weight-asian="normal" style:font-weight-complex="normal"/>
    </style:style>
    <style:style style:name="T1" style:family="text">
      <style:text-properties officeooo:rsid="000af44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bd95b" style:font-weight-asian="bold" style:font-weight-complex="bold"/>
    </style:style>
    <style:style style:name="T4" style:family="text">
      <style:text-properties officeooo:rsid="00686a3a"/>
    </style:style>
    <style:style style:name="T5" style:family="text">
      <style:text-properties officeooo:rsid="001c1ec0"/>
    </style:style>
    <style:style style:name="T6" style:family="text">
      <style:text-properties officeooo:rsid="00735ec4"/>
    </style:style>
    <style:style style:name="T7" style:family="text">
      <style:text-properties officeooo:rsid="007600ee"/>
    </style:style>
    <style:style style:name="T8" style:family="text">
      <style:text-properties officeooo:rsid="008010ce"/>
    </style:style>
    <style:style style:name="T9" style:family="text">
      <style:text-properties officeooo:rsid="0088b052"/>
    </style:style>
    <style:style style:name="T10" style:family="text">
      <style:text-properties officeooo:rsid="0022fb13"/>
    </style:style>
    <style:style style:name="T11" style:family="text">
      <style:text-properties officeooo:rsid="002397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Individual DEMO</text:span><text:span text:style-name="T2">:</text:span><text:line-break/></text:p>
      <text:p text:style-name="P1">Heuristic <text:span text:style-name="T1">1: – H1/Zeros</text:span></text:p>
      <text:p text:style-name="P4">CODE</text:p>
      <text:p text:style-name="P6">situation1 :-</text:p>
      <text:p text:style-name="P6"><text:tab/>problem(Numbers,Goal),</text:p>
      <text:p text:style-name="P6"><text:tab/>Goal = goal(0),</text:p>
      <text:p text:style-name="P6"><text:tab/>Numbers = numbers(N1,N2,N3,N4,N5),</text:p>
      <text:p text:style-name="P6"><text:tab/>member(0,[N1,N2,N3,N4,N5]).</text:p>
      <text:p text:style-name="P6">action1 :-</text:p>
      <text:p text:style-name="P6"><text:tab/>problem(Numbers,_),</text:p>
      <text:p text:style-name="P6"><text:tab/>Numbers = numbers(N1,N2,N3,N4,N5),</text:p>
      <text:p text:style-name="P6"><text:tab/>assert(solution(ex(N1,*,ex(N2,*,ex(N3,*,ex(N4,*,N5)))))).</text:p>
      <text:p text:style-name="P6"/>
      <text:p text:style-name="P4">DEMO</text:p>
      <text:p text:style-name="P7">?- solve(numbers(0,4,7,5,3), goal(0)).</text:p>
      <text:p text:style-name="P7"/>
      <text:p text:style-name="P7">Problem: Numbers = {0, 4, 7, 5, 3} Goal = 0</text:p>
      <text:p text:style-name="P7">considering rule 1 ...</text:p>
      <text:p text:style-name="P7">application of rule 1 produces ( 0 * ( 4 * ( 7 * ( 5 * 3 ) ) ) )</text:p>
      <text:p text:style-name="P7">true .</text:p>
      <text:p text:style-name="P7"/>
      <text:p text:style-name="P7">?- solve(numbers(1,4,7,0,3), goal(0)).</text:p>
      <text:p text:style-name="P7"/>
      <text:p text:style-name="P7">Problem: Numbers = {1, 4, 7, 0, 3} Goal = 0</text:p>
      <text:p text:style-name="P7">considering rule 1 ...</text:p>
      <text:p text:style-name="P7">application of rule 1 produces ( 1 * ( 4 * ( 7 * ( 0 * 3 ) ) ) )</text:p>
      <text:p text:style-name="P7">true .</text:p>
      <text:p text:style-name="P7"/>
      <text:p text:style-name="P7">?- solve(numbers(1,0,7,2,3), goal(0)).</text:p>
      <text:p text:style-name="P7"/>
      <text:p text:style-name="P7">Problem: Numbers = {1, 0, 7, 2, 3} Goal = 0</text:p>
      <text:p text:style-name="P7">considering rule 1 ...</text:p>
      <text:p text:style-name="P7">application of rule 1 produces ( 1 * ( 0 * ( 7 * ( 2 * 3 ) ) ) )</text:p>
      <text:p text:style-name="P7">true .</text:p>
      <text:p text:style-name="P6"/>
      <text:p text:style-name="P6"/>
      <text:p text:style-name="P2"/>
      <text:p text:style-name="P1">Heuristic <text:span text:style-name="T1">2</text:span>: – Zero and Goal</text:p>
      <text:p text:style-name="P4">CODE</text:p>
      <text:p text:style-name="P6">situation2 :-</text:p>
      <text:p text:style-name="P6"><text:tab/>problem(numbers(N1,N2,N3,N4,N5),goal(G)),</text:p>
      <text:p text:style-name="P6"><text:tab/>member(G,[N1,N2,N3,N4,N5]),</text:p>
      <text:p text:style-name="P6"><text:tab/>member(0,[N1,N2,N3,N4,N5]),</text:p>
      <text:p text:style-name="P6"><text:tab/>not(G=0).</text:p>
      <text:p text:style-name="P6"><text:soft-page-break/>action2 :-</text:p>
      <text:p text:style-name="P6"><text:tab/>problem(_,goal(G)),</text:p>
      <text:p text:style-name="P6"><text:tab/>other_numbers(special(G),others(A,B,C,D)),</text:p>
      <text:p text:style-name="P6"><text:tab/>assert(solution(ex(G,+,ex(A,*,ex(B,*,ex(C,*,D)))))).</text:p>
      <text:p text:style-name="P4">DEMO</text:p>
      <text:p text:style-name="P7">?- solve(numbers(1,4,7,0,3), goal(3)).</text:p>
      <text:p text:style-name="P7"/>
      <text:p text:style-name="P7">Problem: Numbers = {1, 4, 7, 0, 3} Goal = 3</text:p>
      <text:p text:style-name="P7">considering rule 1 ...</text:p>
      <text:p text:style-name="P7">considering rule 2 ...</text:p>
      <text:p text:style-name="P7">application of rule 2 produces ( 3 + ( 1 * ( 4 * ( 7 * 0 ) ) ) )</text:p>
      <text:p text:style-name="P7">true .</text:p>
      <text:p text:style-name="P7"/>
      <text:p text:style-name="P7">?- solve(numbers(1,4,8,0,3), goal(8)).</text:p>
      <text:p text:style-name="P7"/>
      <text:p text:style-name="P7">Problem: Numbers = {1, 4, 8, 0, 3} Goal = 8</text:p>
      <text:p text:style-name="P7">considering rule 1 ...</text:p>
      <text:p text:style-name="P7">considering rule 2 ...</text:p>
      <text:p text:style-name="P7">application of rule 2 produces ( 8 + ( 1 * ( 4 * ( 0 * 3 ) ) ) )</text:p>
      <text:p text:style-name="P7">true .</text:p>
      <text:p text:style-name="P7"/>
      <text:p text:style-name="P7">?- solve(numbers(1,4,5,0,3), goal(5)).</text:p>
      <text:p text:style-name="P7"/>
      <text:p text:style-name="P7">Problem: Numbers = {1, 4, 5, 0, 3} Goal = 5</text:p>
      <text:p text:style-name="P7">considering rule 1 ...</text:p>
      <text:p text:style-name="P7">considering rule 2 ...</text:p>
      <text:p text:style-name="P7">application of rule 2 produces ( 5 + ( 1 * ( 4 * ( 0 * 3 ) ) ) )</text:p>
      <text:p text:style-name="P7">true .</text:p>
      <text:p text:style-name="P6"/>
      <text:p text:style-name="P1"/>
      <text:p text:style-name="P1">Heuristic 3: – Zero Goal and Pair</text:p>
      <text:p text:style-name="P4">CODE</text:p>
      <text:p text:style-name="P6">situation3 :-</text:p>
      <text:p text:style-name="P6"><text:tab/>problem(_,goal(0)),</text:p>
      <text:p text:style-name="P6"><text:tab/>doubleton.</text:p>
      <text:p text:style-name="P6">action3 :-</text:p>
      <text:p text:style-name="P6"><text:tab/>doubleton(doubleton(A,B),rest(C,D,E)),</text:p>
      <text:p text:style-name="P6"><text:tab/>assert(solution(ex(ex(A,-,B),*,ex(C,*,ex(D,*,E))))).</text:p>
      <text:p text:style-name="P6"/>
      <text:p text:style-name="P4">DEMO</text:p>
      <text:p text:style-name="P8">?- solve(numbers(1,<text:span text:style-name="T11">4</text:span>,<text:span text:style-name="T11">7</text:span>,<text:span text:style-name="T11">3</text:span>,3), goal(0)).</text:p>
      <text:p text:style-name="P8"/>
      <text:p text:style-name="P7">Problem: Numbers = {1, 4, 7, 3, 3} Goal = 0</text:p>
      <text:p text:style-name="P7">considering rule 1 ...</text:p>
      <text:p text:style-name="P7">considering rule 2 ...</text:p>
      <text:p text:style-name="P7"><text:soft-page-break/>considering rule 3 ...</text:p>
      <text:p text:style-name="P7">application of rule 3 produces ( ( 3 - 3 ) * ( 1 * ( 4 * 7 ) ) )</text:p>
      <text:p text:style-name="P7">true .</text:p>
      <text:p text:style-name="P7"/>
      <text:p text:style-name="P7">?- solve(numbers(1,6,4,4,3), goal(0)).</text:p>
      <text:p text:style-name="P7"/>
      <text:p text:style-name="P7">Problem: Numbers = {1, 6, 4, 4, 3} Goal = 0</text:p>
      <text:p text:style-name="P7">considering rule 1 ...</text:p>
      <text:p text:style-name="P7">considering rule 2 ...</text:p>
      <text:p text:style-name="P7">considering rule 3 ...</text:p>
      <text:p text:style-name="P7">application of rule 3 produces ( ( 4 - 4 ) * ( 1 * ( 6 * 3 ) ) )</text:p>
      <text:p text:style-name="P7">true .</text:p>
      <text:p text:style-name="P7"/>
      <text:p text:style-name="P7">?- solve(numbers(1,4,7,1,3), goal(0)).</text:p>
      <text:p text:style-name="P7"/>
      <text:p text:style-name="P7">Problem: Numbers = {1, 4, 7, 1, 3} Goal = 0</text:p>
      <text:p text:style-name="P7">considering rule 1 ...</text:p>
      <text:p text:style-name="P7">considering rule 2 ...</text:p>
      <text:p text:style-name="P7">considering rule 3 ...</text:p>
      <text:p text:style-name="P7">application of rule 3 produces ( ( 1 - 1 ) * ( 4 * ( 7 * 3 ) ) )</text:p>
      <text:p text:style-name="P7">true .</text:p>
      <text:p text:style-name="P1"/>
      <text:p text:style-name="P1"/>
      <text:p text:style-name="P1">Heuristic 4: – <text:span text:style-name="T4">Same and Goal Same</text:span></text:p>
      <text:p text:style-name="P4">CODE</text:p>
      <text:p text:style-name="P6">situation4 :-</text:p>
      <text:p text:style-name="P6"><text:s text:c="8"/>problem(numbers(N1,N2,N3,N4,N5),goal(G)),</text:p>
      <text:p text:style-name="P6"><text:s text:c="8"/>N1=N2,N2=N3,N3=N4,</text:p>
      <text:p text:style-name="P6"><text:s text:c="8"/>N5=G.</text:p>
      <text:p text:style-name="P6">action4 :-</text:p>
      <text:p text:style-name="P6"><text:s text:c="8"/>problem(numbers(N1,N2,N3,N4,N5),_),</text:p>
      <text:p text:style-name="P6"><text:tab/>assert(solution(ex(N5,+,ex(ex(N1,-,N2),+,ex(N3,-,N4))))).</text:p>
      <text:p text:style-name="P6"/>
      <text:p text:style-name="P4">DEMO</text:p>
      <text:p text:style-name="P9">?- solve(numbers(4,4,4,4,4), goal(4)).</text:p>
      <text:p text:style-name="P9"/>
      <text:p text:style-name="P9">Problem: Numbers = {4, 4, 4, 4, 4} Goal = 4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application of rule 4 produces ( 4 + ( ( 4 - 4 ) + ( 4 - 4 ) ) )</text:p>
      <text:p text:style-name="P9">true .</text:p>
      <text:p text:style-name="P9"/>
      <text:p text:style-name="P9">?- solve(numbers(7,7,7,7,7), goal(7)).</text:p>
      <text:p text:style-name="P9"><text:soft-page-break/></text:p>
      <text:p text:style-name="P9">Problem: Numbers = {7, 7, 7, 7, 7} Goal = 7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application of rule 4 produces ( 7 + ( ( 7 - 7 ) + ( 7 - 7 ) ) )</text:p>
      <text:p text:style-name="P9">true .</text:p>
      <text:p text:style-name="P9"/>
      <text:p text:style-name="P9">?- solve(numbers(3,3,3,3,3), goal(3)).</text:p>
      <text:p text:style-name="P9"/>
      <text:p text:style-name="P9">Problem: Numbers = {3, 3, 3, 3, 3} Goal = 3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application of rule 4 produces ( 3 + ( ( 3 - 3 ) + ( 3 - 3 ) ) )</text:p>
      <text:p text:style-name="P9">true .</text:p>
      <text:p text:style-name="P6"/>
      <text:p text:style-name="P1"/>
      <text:p text:style-name="P1">Heuristic <text:span text:style-name="T5">5</text:span>: – <text:span text:style-name="T6">Same and Goal One</text:span></text:p>
      <text:p text:style-name="P4">CODE</text:p>
      <text:p text:style-name="P6">situation5 :-</text:p>
      <text:p text:style-name="P6"><text:s text:c="8"/>problem(numbers(N1,N2,N3,N4,N5),goal(G)),</text:p>
      <text:p text:style-name="P6"><text:s text:c="8"/>N1=N2,N2=N3,N3=N4,N4=N5,</text:p>
      <text:p text:style-name="P6"><text:s text:c="8"/>1=G.</text:p>
      <text:p text:style-name="P6">action5 :-</text:p>
      <text:p text:style-name="P6"><text:s text:c="8"/>problem(numbers(N1,N2,N3,N4,N5),_),</text:p>
      <text:p text:style-name="P6"><text:tab/>assert(solution(ex(ex(N1,/,N2),+,ex(ex(N3,-,N4),*,N5)))).</text:p>
      <text:p text:style-name="P6"/>
      <text:p text:style-name="P4">DEMO</text:p>
      <text:p text:style-name="P10">?- solve(numbers(<text:span text:style-name="T10">3</text:span>,<text:span text:style-name="T10">3</text:span>,<text:span text:style-name="T10">3</text:span>,<text:span text:style-name="T10">3</text:span>,<text:span text:style-name="T10">3</text:span>), goal(1)).</text:p>
      <text:p text:style-name="P10"/>
      <text:p text:style-name="P9">Problem: Numbers = {3, 3, 3, 3, 3} Goal = 1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application of rule 5 produces ( ( 3 / 3 ) + ( ( 3 - 3 ) * 3 ) )</text:p>
      <text:p text:style-name="P9">true .</text:p>
      <text:p text:style-name="P9"/>
      <text:p text:style-name="P9">?- solve(numbers(2,2,2,2,2), goal(1)).</text:p>
      <text:p text:style-name="P9"/>
      <text:p text:style-name="P9">Problem: Numbers = {2, 2, 2, 2, 2} Goal = 1</text:p>
      <text:p text:style-name="P9"><text:soft-page-break/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application of rule 5 produces ( ( 2 / 2 ) + ( ( 2 - 2 ) * 2 ) )</text:p>
      <text:p text:style-name="P9">true .</text:p>
      <text:p text:style-name="P9"/>
      <text:p text:style-name="P9">?- solve(numbers(9,9,9,9,9), goal(1)).</text:p>
      <text:p text:style-name="P9"/>
      <text:p text:style-name="P9">Problem: Numbers = {9, 9, 9, 9, 9} Goal = 1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application of rule 5 produces ( ( 9 / 9 ) + ( ( 9 - 9 ) * 9 ) )</text:p>
      <text:p text:style-name="P9">true .</text:p>
      <text:p text:style-name="P1"/>
      <text:p text:style-name="P1">Heuristic <text:span text:style-name="T5">6</text:span>: – <text:span text:style-name="T7">Pair, Three make zero and Goal One</text:span></text:p>
      <text:p text:style-name="P3">CODE</text:p>
      <text:p text:style-name="P6">situation6 :-</text:p>
      <text:p text:style-name="P6"><text:tab/>problem(_,goal(G)),</text:p>
      <text:p text:style-name="P6"><text:s text:c="8"/>G=1,</text:p>
      <text:p text:style-name="P6"><text:tab/>doubleton(_,rest(C,D,E)),</text:p>
      <text:p text:style-name="P6"><text:tab/>crypto(C,D,E,0,_).</text:p>
      <text:p text:style-name="P6">action6 :-</text:p>
      <text:p text:style-name="P6"><text:tab/>doubleton(doubleton(A,B),rest(C,D,E)),</text:p>
      <text:p text:style-name="P6"><text:tab/>crypto(C,D,E,0,ThreeMakeZero),</text:p>
      <text:p text:style-name="P6"><text:tab/>assert(solution(ex(ex(A,/,B),+,ThreeMakeZero))).</text:p>
      <text:p text:style-name="P6"/>
      <text:p text:style-name="P3">DEMO</text:p>
      <text:p text:style-name="P10">?- solve(numbers(<text:span text:style-name="T10">9</text:span>,<text:span text:style-name="T10">9</text:span>,<text:span text:style-name="T10">4</text:span>,<text:span text:style-name="T10">2</text:span>,6), goal(1)).</text:p>
      <text:p text:style-name="P10"/>
      <text:p text:style-name="P9">Problem: Numbers = {9, 9, 4, 2, 6} Goal = 1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considering rule 6 ...</text:p>
      <text:p text:style-name="P9">application of rule 6 produces ( ( 9 / 9 ) + ( ( 4 + 2 ) - 6 ) )</text:p>
      <text:p text:style-name="P9">true .</text:p>
      <text:p text:style-name="P9"/>
      <text:p text:style-name="P9">?- solve(numbers(6,4,3,7,6), goal(1)).</text:p>
      <text:p text:style-name="P9"><text:soft-page-break/></text:p>
      <text:p text:style-name="P9">Problem: Numbers = {6, 4, 3, 7, 6} Goal = 1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considering rule 6 ...</text:p>
      <text:p text:style-name="P9">application of rule 6 produces ( ( 6 / 6 ) + ( ( 4 + 3 ) - 7 ) )</text:p>
      <text:p text:style-name="P9">true .</text:p>
      <text:p text:style-name="P9"/>
      <text:p text:style-name="P9">?- solve(numbers(4,4,5,1,4), goal(1)).</text:p>
      <text:p text:style-name="P9"/>
      <text:p text:style-name="P9">Problem: Numbers = {4, 4, 5, 1, 4} Goal = 1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considering rule 6 ...</text:p>
      <text:p text:style-name="P9">application of rule 6 produces ( ( 4 / 4 ) + ( ( 5 - 1 ) - 4 ) )</text:p>
      <text:p text:style-name="P9">true .</text:p>
      <text:p text:style-name="P1"/>
      <text:p text:style-name="P1">Heuristic <text:span text:style-name="T5">7</text:span>: – <text:span text:style-name="T8">Pair and <text:s/>Rest Goal</text:span></text:p>
      <text:p text:style-name="P3">CODE</text:p>
      <text:p text:style-name="P6">situation7 :-</text:p>
      <text:p text:style-name="P6"><text:tab/>problem(_,goal(G)),</text:p>
      <text:p text:style-name="P6"><text:tab/>doubleton(doubleton(A,B),rest(C,D,E)),</text:p>
      <text:p text:style-name="P6"><text:tab/>can_make_goal_with_three_numbers(the_three(C,D,E),the_rest(A,B),the_goal(G)).</text:p>
      <text:p text:style-name="P6">action7 :-</text:p>
      <text:p text:style-name="P6"><text:tab/>problem(_,goal(G)),</text:p>
      <text:p text:style-name="P6"><text:tab/>doubleton(doubleton(A,B),rest(C,D,E)),</text:p>
      <text:p text:style-name="P6"><text:tab/>crypto(C,D,E,G,ThreeMakeGoal),</text:p>
      <text:p text:style-name="P6"><text:tab/>assert(solution(ex(ex(A,/,B),*,ThreeMakeGoal))).</text:p>
      <text:p text:style-name="P6"/>
      <text:p text:style-name="P3">DEMO</text:p>
      <text:p text:style-name="P9">?- solve(numbers(4,4,5,1,4), goal(8)).</text:p>
      <text:p text:style-name="P9"/>
      <text:p text:style-name="P9">Problem: Numbers = {4, 4, 5, 1, 4} Goal = 8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<text:soft-page-break/>considering rule 5 ...</text:p>
      <text:p text:style-name="P9">considering rule 6 ...</text:p>
      <text:p text:style-name="P9">considering rule 7 ...</text:p>
      <text:p text:style-name="P9">application of rule 7 produces ( ( 4 / 4 ) * ( ( 5 - 1 ) + 4 ) )</text:p>
      <text:p text:style-name="P9">true .</text:p>
      <text:p text:style-name="P9"/>
      <text:p text:style-name="P9">?- solve(numbers(3,1,2,3,4), goal(7)).</text:p>
      <text:p text:style-name="P9"/>
      <text:p text:style-name="P9">Problem: Numbers = {3, 1, 2, 3, 4} Goal = 7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considering rule 6 ...</text:p>
      <text:p text:style-name="P9">considering rule 7 ...</text:p>
      <text:p text:style-name="P9">application of rule 7 produces ( ( 3 / 3 ) * ( 4 + ( 1 + 2 ) ) )</text:p>
      <text:p text:style-name="P9">true .</text:p>
      <text:p text:style-name="P9"/>
      <text:p text:style-name="P9">?- solve(numbers(8,1,8,3,2), goal(6)).</text:p>
      <text:p text:style-name="P9"/>
      <text:p text:style-name="P9">Problem: Numbers = {8, 1, 8, 3, 2} Goal = 6</text:p>
      <text:p text:style-name="P9">considering rule 1 ...</text:p>
      <text:p text:style-name="P9">considering rule 2 ...</text:p>
      <text:p text:style-name="P9">considering rule 3 ...</text:p>
      <text:p text:style-name="P9">considering rule 4 ...</text:p>
      <text:p text:style-name="P9">considering rule 5 ...</text:p>
      <text:p text:style-name="P9">considering rule 6 ...</text:p>
      <text:p text:style-name="P9">considering rule 7 ...</text:p>
      <text:p text:style-name="P9">application of rule 7 produces ( ( 8 / 8 ) * ( 2 + ( 1 + 3 ) ) )</text:p>
      <text:p text:style-name="P9">true .</text:p>
      <text:p text:style-name="P1"/>
      <text:p text:style-name="P1">Heuristic <text:span text:style-name="T5">8</text:span>: – <text:span text:style-name="T9">Pair and Goal</text:span></text:p>
      <text:p text:style-name="P3">CODE</text:p>
      <text:p text:style-name="P1"/>
      <text:p text:style-name="P6">situation8 :-</text:p>
      <text:p text:style-name="P6"><text:tab/>problem(numbers(A,B,C,D,E),goal(G)),</text:p>
      <text:p text:style-name="P6"><text:tab/>doubleton(doubleton(A,B),rest(C,D,E)),</text:p>
      <text:p text:style-name="P6"><text:tab/>member(G,[C,D,E]).</text:p>
      <text:p text:style-name="P6">action8 :-</text:p>
      <text:p text:style-name="P6"><text:tab/>problem(_,goal(G)),</text:p>
      <text:p text:style-name="P6"><text:tab/>doubleton(doubleton(A,B),rest(C,D,E)),</text:p>
      <text:p text:style-name="P6"><text:tab/>make(C,D,E,G,X,Y),</text:p>
      <text:p text:style-name="P6"><text:tab/>assert(solution(ex(G,+,ex(ex(A,-,B),*,ex(X,+,Y))))).</text:p>
      <text:p text:style-name="P6"/>
      <text:p text:style-name="P3"><text:soft-page-break/>DEMO</text:p>
      <text:p text:style-name="P1"/>
      <text:p text:style-name="P11">?- solve(numbers(3,3,5,4,7), goal(5)).</text:p>
      <text:p text:style-name="P11"/>
      <text:p text:style-name="P11">Problem: Numbers = {3, 3, 5, 4, 7} Goal = 5</text:p>
      <text:p text:style-name="P11">considering rule 1 ...</text:p>
      <text:p text:style-name="P11">considering rule 2 ...</text:p>
      <text:p text:style-name="P11">considering rule 3 ...</text:p>
      <text:p text:style-name="P11">considering rule 4 ...</text:p>
      <text:p text:style-name="P11">considering rule 5 ...</text:p>
      <text:p text:style-name="P11">considering rule 6 ...</text:p>
      <text:p text:style-name="P11">considering rule 7 ...</text:p>
      <text:p text:style-name="P11">considering rule 8 ...</text:p>
      <text:p text:style-name="P11">application of rule 8 produces ( 5 + ( ( 3 - 3 ) * ( 4 + 7 ) ) )</text:p>
      <text:p text:style-name="P11">true .</text:p>
      <text:p text:style-name="P11"/>
      <text:p text:style-name="P11">?- solve(numbers(3,3,5,4,7), goal(4)).</text:p>
      <text:p text:style-name="P11"/>
      <text:p text:style-name="P11">Problem: Numbers = {3, 3, 5, 4, 7} Goal = 4</text:p>
      <text:p text:style-name="P11">considering rule 1 ...</text:p>
      <text:p text:style-name="P11">considering rule 2 ...</text:p>
      <text:p text:style-name="P11">considering rule 3 ...</text:p>
      <text:p text:style-name="P11">considering rule 4 ...</text:p>
      <text:p text:style-name="P11">considering rule 5 ...</text:p>
      <text:p text:style-name="P11">considering rule 6 ...</text:p>
      <text:p text:style-name="P11">considering rule 7 ...</text:p>
      <text:p text:style-name="P11">considering rule 8 ...</text:p>
      <text:p text:style-name="P11">application of rule 8 produces ( 4 + ( ( 3 - 3 ) * ( 5 + 7 ) ) )</text:p>
      <text:p text:style-name="P11">true .</text:p>
      <text:p text:style-name="P11"/>
      <text:p text:style-name="P11">?- solve(numbers(2,2,5,1,3), goal(5)).</text:p>
      <text:p text:style-name="P11"/>
      <text:p text:style-name="P11">Problem: Numbers = {2, 2, 5, 1, 3} Goal = 5</text:p>
      <text:p text:style-name="P11">considering rule 1 ...</text:p>
      <text:p text:style-name="P11">considering rule 2 ...</text:p>
      <text:p text:style-name="P11">considering rule 3 ...</text:p>
      <text:p text:style-name="P11">considering rule 4 ...</text:p>
      <text:p text:style-name="P11">considering rule 5 ...</text:p>
      <text:p text:style-name="P11">considering rule 6 ...</text:p>
      <text:p text:style-name="P11">considering rule 7 ...</text:p>
      <text:p text:style-name="P11">considering rule 8 ...</text:p>
      <text:p text:style-name="P11">application of rule 8 produces ( 5 + ( ( 2 - 2 ) * ( 1 + 3 ) ) )</text:p>
      <text:p text:style-name="P11">true 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05:12.277272146</meta:creation-date>
    <meta:generator>LibreOffice/5.1.6.2$Linux_X86_64 LibreOffice_project/10m0$Build-2</meta:generator>
    <dc:date>2017-12-08T22:06:51.578750536</dc:date>
    <meta:editing-duration>PT18M5S</meta:editing-duration>
    <meta:editing-cycles>5</meta:editing-cycles>
    <meta:document-statistic meta:table-count="0" meta:image-count="0" meta:object-count="0" meta:page-count="8" meta:paragraph-count="294" meta:word-count="1495" meta:character-count="8168" meta:non-whitespace-character-count="6845"/>
  </office:meta>
</office:document-meta>
</file>